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b6bd" officeooo:paragraph-rsid="0015b6bd"/>
    </style:style>
    <style:style style:name="P2" style:family="paragraph" style:parent-style-name="Standard">
      <style:text-properties officeooo:rsid="0015b6bd" officeooo:paragraph-rsid="0018042a"/>
    </style:style>
    <style:style style:name="P3" style:family="paragraph" style:parent-style-name="Standard">
      <style:text-properties officeooo:rsid="0015b6bd" officeooo:paragraph-rsid="001964f8"/>
    </style:style>
    <style:style style:name="P4" style:family="paragraph" style:parent-style-name="Standard">
      <style:text-properties officeooo:rsid="0015b6bd" officeooo:paragraph-rsid="001b1909"/>
    </style:style>
    <style:style style:name="P5" style:family="paragraph" style:parent-style-name="Standard">
      <style:text-properties officeooo:rsid="0015b6bd" officeooo:paragraph-rsid="0021c207"/>
    </style:style>
    <style:style style:name="P6" style:family="paragraph" style:parent-style-name="Standard">
      <style:text-properties officeooo:rsid="0021c207" officeooo:paragraph-rsid="0021c207"/>
    </style:style>
    <style:style style:name="T1" style:family="text">
      <style:text-properties fo:color="#ff0000"/>
    </style:style>
    <style:style style:name="T2" style:family="text">
      <style:text-properties fo:color="#ff0000" officeooo:rsid="00163e3c"/>
    </style:style>
    <style:style style:name="T3" style:family="text">
      <style:text-properties fo:color="#ff0000" officeooo:rsid="001b3645"/>
    </style:style>
    <style:style style:name="T4" style:family="text">
      <style:text-properties fo:color="#ff0000" officeooo:rsid="0022740a"/>
    </style:style>
    <style:style style:name="T5" style:family="text">
      <style:text-properties fo:color="#ff0000" officeooo:rsid="002284e3"/>
    </style:style>
    <style:style style:name="T6" style:family="text">
      <style:text-properties officeooo:rsid="001b3645"/>
    </style:style>
    <style:style style:name="T7" style:family="text">
      <style:text-properties fo:color="#00cc00" officeooo:rsid="001b3645"/>
    </style:style>
    <style:style style:name="T8" style:family="text">
      <style:text-properties fo:color="#009900" officeooo:rsid="001b3645"/>
    </style:style>
    <style:style style:name="T9" style:family="text">
      <style:text-properties fo:color="#009900" officeooo:rsid="001c42af"/>
    </style:style>
    <style:style style:name="T10" style:family="text">
      <style:text-properties fo:color="#009900" officeooo:rsid="001d1663"/>
    </style:style>
    <style:style style:name="T11" style:family="text">
      <style:text-properties fo:color="#009900" officeooo:rsid="001ec2fb"/>
    </style:style>
    <style:style style:name="T12" style:family="text">
      <style:text-properties fo:color="#009900" officeooo:rsid="001f0f62"/>
    </style:style>
    <style:style style:name="T13" style:family="text">
      <style:text-properties fo:color="#009900" officeooo:rsid="00201eb5"/>
    </style:style>
    <style:style style:name="T14" style:family="text">
      <style:text-properties officeooo:rsid="001c42af"/>
    </style:style>
    <style:style style:name="T15" style:family="text">
      <style:text-properties officeooo:rsid="001d1663"/>
    </style:style>
    <style:style style:name="T16" style:family="text">
      <style:text-properties officeooo:rsid="001ec2fb"/>
    </style:style>
    <style:style style:name="T17" style:family="text">
      <style:text-properties officeooo:rsid="00201e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- New fields should be editable/Deletable</text:p>
      <text:p text:style-name="P1">Add field</text:p>
      <text:p text:style-name="P1"/>
      <text:p text:style-name="P1">2- add field - the First drop down - Please change from "Select Step" to "Select Section" <text:s/><text:span text:style-name="T8">==&gt;Done</text:span></text:p>
      <text:p text:style-name="P1"/>
      <text:p text:style-name="P1">3- Field type - please allow more field types - eg Dates, Drop downs,check boxes, etc;please look at the ones in app.centrecrm.com</text:p>
      <text:p text:style-name="P1"/>
      <text:p text:style-name="P1">4-when fields are added pls cause the screen to remain in the same section and not to take users back to the general screens</text:p>
      <text:p text:style-name="P1"/>
      <text:p text:style-name="P1">5- "+Add" - please change to " + New Field" <text:span text:style-name="T9">==&gt;Done</text:span></text:p>
      <text:p text:style-name="P1"/>
      <text:p text:style-name="P1">7. Please allow the user to "Sub- Section" - This will be a section in any one of the Main sections eg User can add "Marketing Information" as subsection heading and the proceed to add the fields to that section .</text:p>
      <text:p text:style-name="P1">Example :-</text:p>
      <text:p text:style-name="P1">GENERAL - Section</text:p>
      <text:p text:style-name="P1">Field 1 - Default</text:p>
      <text:p text:style-name="P1">Field 2 - Default</text:p>
      <text:p text:style-name="P1">Marketing Information - Subsection -user defined</text:p>
      <text:p text:style-name="P1">Field 1 - user defined</text:p>
      <text:p text:style-name="P1">Field 2 - user defined</text:p>
      <text:p text:style-name="P1">etc</text:p>
      <text:p text:style-name="P1">Again the subsection should be Deletable /Editable <text:span text:style-name="T2">====&gt;(Need Clarification)</text:span></text:p>
      <text:p text:style-name="P1"></text:p>
      <text:p text:style-name="P2">6. Allow addresses to be added and retrievable from a central store <text:span text:style-name="T2">====&gt;(Need Clarification)</text:span></text:p>
      <text:p text:style-name="P1"/>
      <text:p text:style-name="P3">7-Country / Country telephone codes please pre-populate <text:span text:style-name="T2">====&gt;(Need Clarification)</text:span></text:p>
      <text:p text:style-name="P1"/>
      <text:p text:style-name="P1">7- Date fields seems not to be able to go back into the past <text:span text:style-name="T10">==&gt;D</text:span><text:span text:style-name="T12">one</text:span></text:p>
      <text:p text:style-name="P1"/>
      <text:p text:style-name="P1">8- Tax offices - Add " Other" as an option to the drop down after the first 3. <text:span text:style-name="T11">==&gt; Done</text:span></text:p>
      <text:p text:style-name="P1"/>
      <text:p text:style-name="P1">9- Add the following to the list - after the 4 options - the items contained in this link</text:p>
      <text:p text:style-name="P5"><text:a xlink:type="simple" xlink:href="https://www.dropbox.com/s/bi0rsjoteootjjg/other%20list.xls?dl=0">https://www.dropbox.com/s/bi0rsjoteootjjg/other%20list.xls?dl=0</text:a> <text:span text:style-name="T2">====&gt;(Need Clarification)</text:span></text:p>
      <text:p text:style-name="P6"><text:span text:style-name="T2">(</text:span><text:span text:style-name="T4">which value will be in which field in addresses field. </text:span><text:span text:style-name="T5">I can see five text boxes under the “TAX INFORMATION” but there are nine field in this xls file</text:span><text:span text:style-name="T1">)</text:span></text:p>
      <text:p text:style-name="P1"></text:p>
      <text:p text:style-name="P1">10. Client code - Please keep the size of the box the same as the size of the title box <text:span text:style-name="T13">==&gt;Done</text:span></text:p>
      <text:p text:style-name="P1"/>
      <text:p text:style-name="P1">11. The data table - Can I request a feature - If this is implemented we will not need to build a separate reporting section.</text:p>
      <text:p text:style-name="P1">The request is as follows:-</text:p>
      <text:p text:style-name="P1">The data table - when users click on edit</text:p>
      <text:p text:style-name="P4">The headings (with the exception of Client name) on the table should change into drop down and user should be able to select a field- once it's saved (ie the edit button should alternate between "Edit" and "Save" the client related data should show in that column. <text:span text:style-name="T2">====&gt;(Need Clarificatio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5:48:11.399271547</meta:creation-date>
    <dc:date>2015-05-18T17:13:08.308422799</dc:date>
    <meta:editing-duration>PT1H23M38S</meta:editing-duration>
    <meta:editing-cycles>14</meta:editing-cycles>
    <meta:generator>LibreOffice/4.2.7.2$Linux_x86 LibreOffice_project/420m0$Build-2</meta:generator>
    <meta:document-statistic meta:table-count="0" meta:image-count="0" meta:object-count="0" meta:page-count="1" meta:paragraph-count="30" meta:word-count="381" meta:character-count="2164" meta:non-whitespace-character-count="1782"/>
  </office:meta>
</office:document-meta>
</file>